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2.398in"/>
    </style:style>
    <style:style style:name="co4" style:family="table-column">
      <style:table-column-properties fo:break-before="auto" style:column-width="0.9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7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8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0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2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6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8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4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8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2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7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4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E1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4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1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4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5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9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1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6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2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12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9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2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2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6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0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7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5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7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9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9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9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2.1.2$Linux_X86_64 LibreOffice_project/87b77fad49947c1441b67c559c339af8f3517e22</meta:generator>
    <dc:date>2021-10-14T17:32:58.872059156</dc:date>
    <dc:creator>Bruno Vellutini</dc:creator>
    <meta:editing-duration>P5DT23H58M10S</meta:editing-duration>
    <meta:editing-cycles>7</meta:editing-cycles>
    <meta:document-statistic meta:table-count="1" meta:cell-count="504" meta:object-count="0"/>
  </office:meta>
</office:document-meta>
</file>